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Graphik Meetup" svg:font-family="'Graphik Meetup',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15280e"/>
    </style:style>
    <style:style style:name="P3"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4" style:family="paragraph" style:parent-style-name="Heading_20_3">
      <style:paragraph-properties fo:margin-left="0.5in" fo:margin-right="0in" fo:margin-top="0.1945in" fo:margin-bottom="0.0555in" loext:contextual-spacing="false" fo:line-height="138%" fo:text-indent="0in" style:auto-text-indent="false"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Heading_20_3">
      <style:paragraph-properties fo:margin-left="0.5in" fo:margin-right="0in" fo:margin-top="0.1945in" fo:margin-bottom="0.0555in" loext:contextual-spacing="false" fo:line-height="138%" fo:text-indent="0in" style:auto-text-indent="false" style:writing-mode="lr-tb"/>
      <style:text-properties fo:font-variant="normal" fo:text-transform="none" fo:color="#666666" style:text-line-through-style="none" style:text-line-through-type="none" style:font-name="Arial" fo:font-size="12pt" fo:font-style="normal" style:text-underline-style="none" fo:font-weight="normal" officeooo:paragraph-rsid="001401f4" style:text-blinking="false" fo:background-color="transparent"/>
    </style:style>
    <style:style style:name="P6"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7"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size="11pt" officeooo:rsid="000e7027" officeooo:paragraph-rsid="000e7027" style:font-size-asian="11pt" style:font-size-complex="11pt"/>
    </style:style>
    <style:style style:name="P12" style:family="paragraph" style:parent-style-name="Heading_20_3">
      <style:paragraph-properties fo:margin-left="0.5in" fo:margin-right="0in" fo:margin-top="0.1945in" fo:margin-bottom="0.0555in" loext:contextual-spacing="false" fo:line-height="138%" fo:text-indent="0in" style:auto-text-indent="false"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Heading_20_3">
      <style:paragraph-properties fo:margin-left="0.5in" fo:margin-right="0in" fo:margin-top="0.1945in" fo:margin-bottom="0.0555in" loext:contextual-spacing="false" fo:line-height="138%" fo:text-indent="0in" style:auto-text-indent="false" style:writing-mode="lr-tb"/>
      <style:text-properties fo:font-variant="normal" fo:text-transform="none" fo:color="#666666" style:text-line-through-style="none" style:text-line-through-type="none" style:font-name="Arial" fo:font-size="12pt" fo:font-style="normal" style:text-underline-style="none" fo:font-weight="normal" officeooo:paragraph-rsid="00149b16" style:text-blinking="false" fo:background-color="transparent"/>
    </style:style>
    <style:style style:name="P14" style:family="paragraph" style:parent-style-name="Heading_20_3" style:list-style-name="L14">
      <style:paragraph-properties fo:margin-top="0.1945in" fo:margin-bottom="0.0555in" loext:contextual-spacing="false" fo:line-height="138%" fo:text-align="start" style:justify-single-word="false" style:writing-mode="lr-tb"/>
      <style:text-properties officeooo:rsid="001401f4" officeooo:paragraph-rsid="001401f4"/>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eb505"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194c" style:text-blinking="false" fo:background-color="transparent"/>
    </style:style>
    <style:style style:name="P19"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194c" style:text-blinking="false" fo:background-color="transparent"/>
    </style:style>
    <style:style style:name="P2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194c" style:text-blinking="false" fo:background-color="transparent"/>
    </style:style>
    <style:style style:name="P23"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194c" style:text-blinking="false" fo:background-color="transparent"/>
    </style:style>
    <style:style style:name="P25"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1">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style>
    <style:style style:name="P31" style:family="paragraph" style:parent-style-name="Text_20_body" style:list-style-name="L12">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text-underline-style="none" style:text-blinking="false"/>
    </style:style>
    <style:style style:name="P32" style:family="paragraph" style:parent-style-name="Text_20_body" style:list-style-name="L13">
      <style:paragraph-properties fo:margin-top="0.1945in" fo:margin-bottom="0.0555in" loext:contextual-spacing="false" fo:line-height="138%" style:writing-mode="lr-tb"/>
      <style:text-properties fo:font-variant="normal" fo:text-transform="none" fo:color="#666666" style:text-line-through-style="none" style:text-line-through-type="none" style:font-name="Arial" fo:font-size="12pt" fo:font-style="normal" style:text-underline-style="none" fo:font-weight="normal" officeooo:rsid="001401f4" officeooo:paragraph-rsid="001401f4" style:text-blinking="false" fo:background-color="transparent"/>
    </style:style>
    <style:style style:name="P33" style:family="paragraph" style:parent-style-name="Standard">
      <style:text-properties officeooo:rsid="00149b16" officeooo:paragraph-rsid="0015280e"/>
    </style:style>
    <style:style style:name="P34" style:family="paragraph" style:parent-style-name="Standard" style:list-style-name="L11">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style>
    <style:style style:name="T1" style:family="text">
      <style:text-properties officeooo:rsid="000e7027"/>
    </style:style>
    <style:style style:name="T2" style:family="text">
      <style:text-properties officeooo:rsid="000eb505"/>
    </style:style>
    <style:style style:name="T3" style:family="text">
      <style:text-properties officeooo:rsid="000f194c"/>
    </style:style>
    <style:style style:name="T4" style:family="text">
      <style:text-properties officeooo:rsid="0010d510"/>
    </style:style>
    <style:style style:name="T5" style:family="text">
      <style:text-properties fo:font-variant="normal" fo:text-transform="none" style:text-line-through-style="none" style:text-line-through-type="none" style:font-name="Graphik Meetup" fo:font-size="9pt" fo:font-style="normal" style:text-underline-style="none" fo:font-weight="bold" style:text-blinking="false" style:font-size-asian="9pt" style:font-size-complex="9pt"/>
    </style:style>
    <style:style style:name="T6"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fo:font-size="12pt" fo:font-style="normal" style:text-underline-style="none" fo:font-weight="normal" officeooo:rsid="001401f4" style:text-blinking="false" fo:background-color="transparent" loext:char-shading-value="0"/>
    </style:style>
    <style:style style:name="T8" style:family="text">
      <style:text-properties fo:font-variant="normal" fo:text-transform="none" style:text-line-through-style="none" style:text-line-through-type="none" fo:font-size="12pt" fo:font-style="normal" style:text-underline-style="none" fo:font-weight="normal" officeooo:rsid="00149b16" style:text-blinking="false" fo:background-color="transparent" loext:char-shading-value="0"/>
    </style:style>
    <style:style style:name="T9" style:family="text">
      <style:text-properties fo:font-variant="normal" fo:text-transform="none" fo:color="#000000" style:text-line-through-style="none" style:text-line-through-type="none" style:font-name="Graphik Meetup" fo:font-size="9pt" fo:font-style="normal" style:text-underline-style="none" fo:font-weight="bold" style:text-blinking="false" style:font-size-asian="9pt" style:font-size-complex="9pt"/>
    </style:style>
    <style:style style:name="T10" style:family="text">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loext:char-shading-value="0"/>
    </style:style>
    <style:style style:name="T11" style:family="text">
      <style:text-properties fo:font-variant="normal" fo:text-transform="none" fo:color="#666666" style:text-line-through-style="none" style:text-line-through-type="none" style:font-name="Arial" fo:font-size="12pt" fo:font-style="normal" style:text-underline-style="none" fo:font-weight="normal" officeooo:rsid="001401f4" style:text-blinking="false" fo:background-color="transparent" loext:char-shading-value="0"/>
    </style:style>
    <style:style style:name="T12" style:family="text">
      <style:text-properties officeooo:rsid="00149b16"/>
    </style:style>
    <style:style style:name="T13" style:family="text">
      <style:text-properties fo:color="#000000" style:font-name="Liberation Seri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2a08137b-99e0-64a9-2953-faead56347e1"/>Thinkful: Career planning document</text:p>
      <text:p text:style-name="P8"/>
      <text:p text:style-name="P9">This document will collect and organize your work in the career planning lesson of the prep course. Complete each section after reviewing the relevant assignment in the course material.</text:p>
      <text:h text:style-name="P6" text:outline-level="2">Section 1: Explore the landscape</text:h>
      <text:p text:style-name="P11"><text:tab/>To me data science is the process of answering questions that involve more variables then a human being can compute by themselves. It helps us analyze problems in a way that makes them digestible and therefore solvable. In some sense it allows us to see the forrest through the trees. </text:p>
      <text:p text:style-name="P11"><text:tab/>After taking the surveys I discovered that I am a data creative and that makes sense when paired with my personality. I have always had an outside of the box approach to solving problems and have spent much of my previous career path in the arts. My goal is to use the skills that I will be learning to innovate new products and create unique analysis in different fields. I would also like to use these skills in a philanthropic way such as figuring out ways to help underprivileged families close the wage gap and efficient ways to reduce waste. </text:p>
      <text:h text:style-name="P6" text:outline-level="2">Section 2: Job postings</text:h>
      <text:p text:style-name="P10">Find five job postings you're very interested in and post them here. Focus on one city. Don't just post the links; job postings have a way of disappearing after a while.</text:p>
      <text:h text:style-name="P4" text:outline-level="3">Job 1</text:h>
      <text:list xml:id="list1205758710" text:style-name="L1">
        <text:list-item>
          <text:list>
            <text:list-item>
              <text:p text:style-name="P15">Company name: <text:span text:style-name="T2">Riot Games</text:span></text:p>
            </text:list-item>
            <text:list-item>
              <text:p text:style-name="P15">Title: <text:span text:style-name="T2">Data Scientist</text:span></text:p>
            </text:list-item>
            <text:list-item>
              <text:p text:style-name="P15">Why did you choose this job? <text:span text:style-name="T2">Working in the video game industry would be creative and very interesting</text:span></text:p>
            </text:list-item>
            <text:list-item>
              <text:p text:style-name="P16">Link: <text:span text:style-name="T2">https://www.glassdoor.com/Job/jobs.htm?suggestCount=0&amp;suggestChosen=false&amp;clickSource=searchBtn&amp;typedKeyword=data+scientist&amp;sc.keyword=data+scientist&amp;locT=C&amp;locId=1146821&amp;jobType=</text:span></text:p>
            </text:list-item>
          </text:list>
        </text:list-item>
      </text:list>
      <text:h text:style-name="P4" text:outline-level="3">Job 2</text:h>
      <text:list xml:id="list1379993698" text:style-name="L2">
        <text:list-item>
          <text:list>
            <text:list-item>
              <text:p text:style-name="P17">Company name: <text:span text:style-name="T3">IBM</text:span></text:p>
            </text:list-item>
            <text:list-item>
              <text:p text:style-name="P17">Title: <text:span text:style-name="T3">Data Scientist</text:span></text:p>
            </text:list-item>
            <text:list-item>
              <text:p text:style-name="P17">Why did you choose this job? <text:span text:style-name="T3">Based on the reputation of the company and benefits and the amount I could learn.</text:span></text:p>
            </text:list-item>
            <text:list-item>
              <text:p text:style-name="P18"><text:soft-page-break/>Link: <text:span text:style-name="T3">https://www.glassdoor.com/Job/los-angeles-data-scientist-jobs-SRCH_IL.0,11_IC1146821_KO12,26.htm</text:span></text:p>
            </text:list-item>
          </text:list>
        </text:list-item>
      </text:list>
      <text:h text:style-name="P4" text:outline-level="3">Job 3</text:h>
      <text:list xml:id="list1017497110" text:style-name="L3">
        <text:list-item>
          <text:list>
            <text:list-item>
              <text:p text:style-name="P19">Company name: <text:span text:style-name="T3">Snap</text:span></text:p>
            </text:list-item>
            <text:list-item>
              <text:p text:style-name="P19">Title: <text:span text:style-name="T3">Data Scientist</text:span></text:p>
            </text:list-item>
            <text:list-item>
              <text:p text:style-name="P19">Why did you choose this job? <text:span text:style-name="T3">It is a company on the rise and I would be in a creative and exciting environment</text:span></text:p>
            </text:list-item>
            <text:list-item>
              <text:p text:style-name="P20">Link: <text:span text:style-name="T3">https://www.glassdoor.com/Job/los-angeles-data-scientist-jobs-SRCH_IL.0,11_IC1146821_KO12,26.htm</text:span></text:p>
            </text:list-item>
          </text:list>
        </text:list-item>
      </text:list>
      <text:h text:style-name="P4" text:outline-level="3">Job 4</text:h>
      <text:list xml:id="list715029110" text:style-name="L4">
        <text:list-item>
          <text:list>
            <text:list-item>
              <text:p text:style-name="P21">Company name: <text:span text:style-name="T3">Hulu</text:span></text:p>
            </text:list-item>
            <text:list-item>
              <text:p text:style-name="P21">Title: <text:span text:style-name="T3">Data Scientist</text:span></text:p>
            </text:list-item>
            <text:list-item>
              <text:p text:style-name="P21">Why did you choose this job? <text:span text:style-name="T3">Hulu going to be what Directv was five years ago. It would be exciting to be a part of the growth and work in the entertainment industry again.</text:span></text:p>
            </text:list-item>
            <text:list-item>
              <text:p text:style-name="P22">Link: <text:span text:style-name="T3">https://www.glassdoor.com/Job/los-angeles-data-scientist-jobs-SRCH_IL.0,11_IC1146821_KO12,26.htm</text:span></text:p>
            </text:list-item>
          </text:list>
        </text:list-item>
      </text:list>
      <text:h text:style-name="P4" text:outline-level="3">Job 5</text:h>
      <text:list xml:id="list2548458756" text:style-name="L5">
        <text:list-item>
          <text:list>
            <text:list-item>
              <text:p text:style-name="P23">Company name: <text:span text:style-name="T3">Grindr</text:span></text:p>
            </text:list-item>
            <text:list-item>
              <text:p text:style-name="P23">Title: <text:span text:style-name="T3">Data Scientist</text:span></text:p>
            </text:list-item>
            <text:list-item>
              <text:p text:style-name="P23">Why did you choose this job? <text:span text:style-name="T3">It is an app on the rise and I would assume that the environment would be fun and people wouldn’t take themselves too seriously. I also would think that the number of applicants would be much less at a hookup site compared to somewhere like IBM so it would give me an advantage in my first data science job hunt.</text:span></text:p>
            </text:list-item>
            <text:list-item>
              <text:p text:style-name="P24">Link: <text:span text:style-name="T3">https://www.glassdoor.com/Job/los-angeles-data-scientist-jobs-SRCH_IL.0,11_IC1146821_KO12,26.htm</text:span></text:p>
            </text:list-item>
          </text:list>
        </text:list-item>
      </text:list>
      <text:p text:style-name="P8"> </text:p>
      <text:h text:style-name="P6" text:outline-level="2"><text:soft-page-break/>Section 3: Your company hitlist</text:h>
      <text:p text:style-name="P10">Find five dream companies (whether or not they're hiring data scientists right now) and add them to this hit list. Focus on the same city you did for job postings. Include a sentence about why you added each company.</text:p>
      <text:h text:style-name="P4" text:outline-level="3">Company 1</text:h>
      <text:list xml:id="list2467800205" text:style-name="L6">
        <text:list-item>
          <text:list>
            <text:list-item>
              <text:p text:style-name="P25">Company name: <text:span text:style-name="T4">ESPN</text:span></text:p>
            </text:list-item>
            <text:list-item>
              <text:p text:style-name="P25">Why did you choose this company? <text:span text:style-name="T4">I absolutely love sports and sports analysis</text:span></text:p>
            </text:list-item>
          </text:list>
        </text:list-item>
      </text:list>
      <text:h text:style-name="P4" text:outline-level="3">Company 2</text:h>
      <text:list xml:id="list3530317271" text:style-name="L7">
        <text:list-item>
          <text:list>
            <text:list-item>
              <text:p text:style-name="P26">Company name: <text:span text:style-name="T4">Rotogrinders.com</text:span></text:p>
            </text:list-item>
            <text:list-item>
              <text:p text:style-name="P26">Why did you choose this company? <text:span text:style-name="T4">They are a fantasy sports analysis company and I am very intrigued by fantasy sports analysis. </text:span></text:p>
            </text:list-item>
          </text:list>
        </text:list-item>
      </text:list>
      <text:h text:style-name="P4" text:outline-level="3">Company 3</text:h>
      <text:list xml:id="list1553532363" text:style-name="L8">
        <text:list-item>
          <text:list>
            <text:list-item>
              <text:p text:style-name="P27">Company name: <text:span text:style-name="T4">JPL</text:span></text:p>
            </text:list-item>
            <text:list-item>
              <text:p text:style-name="P27">Why did you choose this company? <text:span text:style-name="T4">Working with anything involving space technology would so mentally fulfilling. </text:span></text:p>
            </text:list-item>
          </text:list>
        </text:list-item>
      </text:list>
      <text:h text:style-name="P4" text:outline-level="3">Company 4</text:h>
      <text:list xml:id="list3390223425" text:style-name="L9">
        <text:list-item>
          <text:list>
            <text:list-item>
              <text:p text:style-name="P28">Company name: <text:span text:style-name="T4">Water.org</text:span></text:p>
            </text:list-item>
            <text:list-item>
              <text:p text:style-name="P28">Why did you choose this company? <text:span text:style-name="T4">Helping people in the third world would be incredibly fulfilling.</text:span></text:p>
            </text:list-item>
          </text:list>
        </text:list-item>
      </text:list>
      <text:h text:style-name="P4" text:outline-level="3">Company 5</text:h>
      <text:list xml:id="list3268978252" text:style-name="L10">
        <text:list-item>
          <text:list>
            <text:list-item>
              <text:p text:style-name="P29">Company name: <text:span text:style-name="T4">Pro Football Focus</text:span></text:p>
            </text:list-item>
            <text:list-item>
              <text:p text:style-name="P29">Why did you choose this company? <text:span text:style-name="T4">For the same reason as Rotogrinders.com I would love to work in the world of fantasy sports.</text:span></text:p>
            </text:list-item>
          </text:list>
        </text:list-item>
      </text:list>
      <text:h text:style-name="P6" text:outline-level="2">Section 4: Find your people</text:h>
      <text:p text:style-name="P10">Add the data science related events in your area and find LinkedIn profiles for local data scientists working at the kind of job you want.</text:p>
      <text:p text:style-name="P8"> </text:p>
      <text:h text:style-name="P4" text:outline-level="3"><text:soft-page-break/>Local data science events:</text:h>
      <text:list xml:id="list1879007159" text:style-name="L11">
        <text:list-item>
          <text:p text:style-name="P30"><text:a xlink:type="simple" xlink:href="https://www.meetup.com/thinkful-la/" text:style-name="Internet_20_link" text:visited-style-name="Visited_20_Internet_20_Link">LEARN TO CODE | THINKFUL LA</text:a><text:span text:style-name="T5"> </text:span><text:a xlink:type="simple" xlink:href="https://www.meetup.com/thinkful-la/events/240162896/" text:style-name="Internet_20_link" text:visited-style-name="Visited_20_Internet_20_Link">How to Choose a Programming Language</text:a></text:p>
        </text:list-item>
        <text:list-item>
          <text:p text:style-name="P34"><text:a xlink:type="simple" xlink:href="https://www.meetup.com/Los-Angeles-Artificial-Intelligence-Deep-Learning/" text:style-name="Internet_20_link" text:visited-style-name="Visited_20_Internet_20_Link">LOS ANGELES ARTIFICIAL INTELLIGENCE &amp; DEEP LEARNING</text:a><text:span text:style-name="T9"> </text:span><text:a xlink:type="simple" xlink:href="https://www.meetup.com/Los-Angeles-Artificial-Intelligence-Deep-Learning/events/240651831/" text:style-name="Internet_20_link" text:visited-style-name="Visited_20_Internet_20_Link"><text:span text:style-name="T5">Accelerating Machine Learning on GPUs with NVIDIA and H2O.ai</text:span></text:a></text:p>
        </text:list-item>
      </text:list>
      <text:list xml:id="list540773533" text:style-name="L12">
        <text:list-item>
          <text:p text:style-name="P31"><text:a xlink:type="simple" xlink:href="https://www.meetup.com/thinkful-la/" text:style-name="Internet_20_link" text:visited-style-name="Visited_20_Internet_20_Link">LEARN TO CODE | THINKFUL LA</text:a><text:span text:style-name="T5"> </text:span><text:a xlink:type="simple" xlink:href="https://www.meetup.com/thinkful-la/events/240679088/" text:style-name="Internet_20_link" text:visited-style-name="Visited_20_Internet_20_Link">Getting Started in Tech</text:a></text:p>
        </text:list-item>
      </text:list>
      <text:list xml:id="list194057288603434" text:continue-list="list1879007159" text:style-name="L11">
        <text:list-item>
          <text:p text:style-name="P34"><text:a xlink:type="simple" xlink:href="https://www.meetup.com/LA-Data-Science-Artificial-Intelligence-Community/" text:style-name="Internet_20_link" text:visited-style-name="Visited_20_Internet_20_Link">LA DATA SCIENCE &amp; ARTIFICIAL INTELLIGENCE COMMUNITY</text:a><text:span text:style-name="T9"> </text:span><text:a xlink:type="simple" xlink:href="https://www.meetup.com/LA-Data-Science-Artificial-Intelligence-Community/events/240067307/" text:style-name="Internet_20_link" text:visited-style-name="Visited_20_Internet_20_Link"><text:span text:style-name="T5">Hands-On Introductory Data Science with Python Class</text:span></text:a></text:p>
        </text:list-item>
      </text:list>
      <text:h text:style-name="P4" text:outline-level="3">Local data scientist from a company on your hit list:</text:h>
      <text:list xml:id="list4137488422" text:style-name="L13">
        <text:list-item>
          <text:p text:style-name="P32">Sujen Shah</text:p>
        </text:list-item>
      </text:list>
      <text:h text:style-name="P5" text:outline-level="3">First or second degree connection in the industry:</text:h>
      <text:list xml:id="list2417825717" text:style-name="L14">
        <text:list-item>
          <text:h text:style-name="P14" text:outline-level="3"><text:span text:style-name="T11">J</text:span><text:span text:style-name="T10">onathan Hersch</text:span></text:h>
        </text:list-item>
      </text:list>
      <text:p text:style-name="P3"/>
      <text:h text:style-name="P6" text:outline-level="2">Section 5: Write your own story</text:h>
      <text:p text:style-name="P10">Make the work you've done so far concrete.</text:p>
      <text:h text:style-name="P13" text:outline-level="3">Describe your ideal job to an industry professional</text:h>
      <text:p text:style-name="Text_20_body"><text:tab/>I would love to work as a sports analyst for a team or for a fantasy sports company. If I was working for a team I would love to be on the scouting side of things. I would love to come up with predictive models for players coming out of college or to determine how players would perform on different teams and in different scenarios. I would like to take the feeling of the game and be able to quantify it.</text:p>
      <text:p text:style-name="Text_20_body"><text:span text:style-name="T7"><text:tab/>I</text:span><text:span text:style-name="T6">f I were working for an analytics website I would love to help them come up with new predictive models and focus on dissecting nuanced aspects of the game. </text:span><text:span text:style-name="T8">One of my skills is approaching a problem from multiple angles so I think I would enjoy adding a more human element to the statistical breakdown of players. </text:span></text:p>
      <text:h text:style-name="P4" text:outline-level="3">Describe the same job to a non-technical family member</text:h>
      <text:p text:style-name="Text_20_body"><text:tab/>My job would basically be looking into ways I can mathematically analyze players and present the decision makers digestible explanations of my findings. I would try and figure out ways I can describe players with numbers. This will help coaches, managers, front office execs, review more <text:soft-page-break/>players and keep their findings organized and actionable. I could even build a system based on a coach’s preferences.</text:p>
      <text:p text:style-name="Text_20_body"><text:tab/></text:p>
      <text:p text:style-name="Text_20_body"><text:span text:style-name="T13"><text:tab/>If I was working for a fantasy sports analytics company I would basically be creating <text:s/>new ways to predict how well players will perform. I would be taking complex and nuanced <text:s/>aspects of the game and making it digestible and also actionable. </text:span><text:s/></text:p>
      <text:h text:style-name="P4" text:outline-level="3">Draft your aspirational professional summary</text:h>
      <text:p text:style-name="P2"><text:tab/><text:span text:style-name="T12">My passion is to take complex sports questions and analyze them through data science and statistics. I believe that problems that have a human element or “feel” to them can be expressed <text:tab/>in mathematics as there is an art and soul to numbers that frequently gets overlooked. I want to create new ways of presenting sports analysis so the nuance of the game is expressed. </text:span></text:p>
      <text:p text:style-name="P2"/>
      <text:p text:style-name="P33"><text:tab/>I want to take this mindset to many different industries including helping our communities solve social issues and figure out ways to make our society more efficient. I believe that we have all of the resources that we need but are lacking in ways to efficiently use them. Many companies are fighting these social battles like clean water in the third world and I would love to jo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Graphik Meetup" svg:font-family="'Graphik Meetup',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e702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text:span text:style-name="MT1">Kyle Howard</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8:17:35.152826000</meta:creation-date>
    <dc:date>2017-06-11T19:37:41.646946000</dc:date>
    <meta:editing-duration>PT15M51S</meta:editing-duration>
    <meta:editing-cycles>2</meta:editing-cycles>
    <meta:generator>LibreOffice/5.3.3.2$MacOSX_X86_64 LibreOffice_project/3d9a8b4b4e538a85e0782bd6c2d430bafe583448</meta:generator>
    <meta:document-statistic meta:table-count="0" meta:image-count="0" meta:object-count="0" meta:page-count="5" meta:paragraph-count="75" meta:word-count="1158" meta:character-count="6942" meta:non-whitespace-character-count="5868"/>
  </office:meta>
</office:document-meta>
</file>